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6640" officeooo:paragraph-rsid="000d6640"/>
    </style:style>
    <style:style style:name="P2" style:family="paragraph" style:parent-style-name="Standard">
      <style:text-properties officeooo:rsid="001164b7" officeooo:paragraph-rsid="001164b7"/>
    </style:style>
    <style:style style:name="P3" style:family="paragraph" style:parent-style-name="Standard">
      <style:text-properties officeooo:rsid="001164b7" officeooo:paragraph-rsid="0017ebb3"/>
    </style:style>
    <style:style style:name="P4" style:family="paragraph" style:parent-style-name="Standard">
      <style:text-properties officeooo:rsid="0011d3b0" officeooo:paragraph-rsid="000d6640"/>
    </style:style>
    <style:style style:name="P5" style:family="paragraph" style:parent-style-name="Standard">
      <style:text-properties officeooo:rsid="001587e6" officeooo:paragraph-rsid="0017ebb3"/>
    </style:style>
    <style:style style:name="P6" style:family="paragraph" style:parent-style-name="Standard">
      <style:text-properties officeooo:rsid="001782e9" officeooo:paragraph-rsid="0017ebb3"/>
    </style:style>
    <style:style style:name="P7" style:family="paragraph" style:parent-style-name="Standard">
      <style:text-properties officeooo:paragraph-rsid="0017ebb3"/>
    </style:style>
    <style:style style:name="P8" style:family="paragraph" style:parent-style-name="Standard">
      <style:text-properties officeooo:rsid="001cfc47" officeooo:paragraph-rsid="001cfc47"/>
    </style:style>
    <style:style style:name="P9" style:family="paragraph" style:parent-style-name="Standard">
      <style:text-properties officeooo:rsid="001f11dc" officeooo:paragraph-rsid="001f11dc"/>
    </style:style>
    <style:style style:name="P10" style:family="paragraph" style:parent-style-name="Standard">
      <style:text-properties officeooo:rsid="001cc455" officeooo:paragraph-rsid="001164b7"/>
    </style:style>
    <style:style style:name="P11" style:family="paragraph" style:parent-style-name="Standard">
      <style:text-properties officeooo:rsid="0017ebb3" officeooo:paragraph-rsid="0017ebb3"/>
    </style:style>
    <style:style style:name="P12" style:family="paragraph" style:parent-style-name="Standard">
      <style:text-properties officeooo:rsid="001587e6" officeooo:paragraph-rsid="0021b66d"/>
    </style:style>
    <style:style style:name="T1" style:family="text">
      <style:text-properties officeooo:rsid="000f7dd1"/>
    </style:style>
    <style:style style:name="T2" style:family="text">
      <style:text-properties officeooo:rsid="001164b7"/>
    </style:style>
    <style:style style:name="T3" style:family="text">
      <style:text-properties officeooo:rsid="001782e9"/>
    </style:style>
    <style:style style:name="T4" style:family="text">
      <style:text-properties officeooo:rsid="0018d43d"/>
    </style:style>
    <style:style style:name="T5" style:family="text">
      <style:text-properties officeooo:rsid="001a5a4d"/>
    </style:style>
    <style:style style:name="T6" style:family="text">
      <style:text-properties officeooo:rsid="001c0088"/>
    </style:style>
    <style:style style:name="T7" style:family="text">
      <style:text-properties officeooo:rsid="001e6888"/>
    </style:style>
    <style:style style:name="T8" style:family="text">
      <style:text-properties officeooo:rsid="001f11dc"/>
    </style:style>
    <style:style style:name="T9" style:family="text">
      <style:text-properties officeooo:rsid="001f4c60"/>
    </style:style>
    <style:style style:name="T10" style:family="text">
      <style:text-properties officeooo:rsid="00205d4e"/>
    </style:style>
    <style:style style:name="T11" style:family="text">
      <style:text-properties officeooo:rsid="0021b66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 say Haskell is different from other languages I’ve studied <text:span text:style-name="T2">would be</text:span> an understatement. I had<text:span text:style-name="T1">n’t</text:span> looked at functional programming before this course <text:span text:style-name="T2">and certainly didn’t know what to expect</text:span></text:p>
      <text:p text:style-name="P1"/>
      <text:p text:style-name="P5">Haskell code is very concise, which is both a blessing and a curse. <text:span text:style-name="T5">When writing your own code, it helps keep things tidy and perform multiple steps in just a few words. What would be multi line loops in an Object Oriented languages are single lines in Haskell. </text:span>However, when looking at other people’s code or checking <text:span text:style-name="T6">online</text:span>, it can be very hard to understand what exactly is going on. Especially as many people opt to remove the syntactic sugar from <text:span text:style-name="T6">their </text:span>operations.</text:p>
      <text:p text:style-name="P6"/>
      <text:p text:style-name="Standard">Following from that, <text:span text:style-name="T4">Haskell</text:span> doesn’t have a lot of online support. Most library documentation just included the <text:span text:style-name="T6">types definition. <text:s/>Stack overflow posts are few and far between. This can make learning Haskell quiet frustrating, having to wade through sparse documentation and discover how some functions work purely by trial and error.</text:span></text:p>
      <text:p text:style-name="P2"/>
      <text:p text:style-name="P10">Moving onto specifics, one thing that makes perfect sense in Haskell are lambas. I’ve used them in Python for sort functions. Beyond that, lambas never made a lot of sense to me. Within weeks of studying Haskell, it was clear lambdas are fundamental to the language. Given the frequency of maps and filters,it would be ridiculous to have to constantly define functions for use in these. It also makes experimenting with ideas in GHCI a lot easier.</text:p>
      <text:p text:style-name="P3"/>
      <text:p text:style-name="P11">Monads brought the biggest learning curve for me. The main one being the Maybe monad. Haskell doesn’t provide a null value like Java or C. Instead to it uses Nothing as a value in the Maybe monad. <text:span text:style-name="T10">anything</text:span> that that accepts a maybe, will return nothing if it receives nothing and not throw an error like <text:span text:style-name="T10">with</text:span> null. <text:span text:style-name="T10">Admittedly, i</text:span>t can be annoying to always handle a Just value, by using fromMaybe or an fmap. <text:span text:style-name="T10">However,</text:span> the guaranteed <text:span text:style-name="T10">no error </text:span>nothing gives <text:span text:style-name="T10">provide</text:span>s <text:span text:style-name="T10">outweighs</text:span> this annoyance. Ideally, nothing would be a value of any type but still maintain the behaviour of the Maybe monad. However, I appreciate this would go against the strong typing and no side effect nature of Haskell. </text:p>
      <text:p text:style-name="P7"/>
      <text:p text:style-name="P9">The IO monad on the other hand provided very little hassle, thanks to the very straight forward “←” symbol used to strip the <text:span text:style-name="T10">internal </text:span>result </text:p>
      <text:p text:style-name="P5"/>
      <text:p text:style-name="P12"><text:span text:style-name="T9">Finally, I</text:span> quiet enjoyed using stack for project. By having stack as both a virtual environment, a package manager <text:span text:style-name="T11">and an application constructor,</text:span> it is much more straightforward <text:span text:style-name="T10">then Python. It</text:span> <text:span text:style-name="T3">made tracking things easier than having to use pip commands as well as remembering to activate the relevant environments. Defining the executables makes it simpler again, with “stack run” being a universal project command, instead of having to provide the name of the python file(s) to run every time.</text:span></text:p>
      <text:p text:style-name="P4"/>
      <text:p text:style-name="P8">Despite the lack of <text:span text:style-name="T11">online </text:span>resources and abstract concepts, I must admit I have come to like Haskell. <text:span text:style-name="T8">The exact nature and concise style, makes it enjoyable to design and due to it’s strict nature, testing and debugging is very straightforwar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3T13:13:12.132690087</meta:creation-date>
    <dc:date>2019-12-01T22:11:25.123029804</dc:date>
    <meta:editing-duration>P1DT22H32M8S</meta:editing-duration>
    <meta:editing-cycles>8</meta:editing-cycles>
    <meta:generator>LibreOffice/6.3.2.2$Linux_X86_64 LibreOffice_project/30$Build-2</meta:generator>
    <meta:document-statistic meta:table-count="0" meta:image-count="0" meta:object-count="0" meta:page-count="1" meta:paragraph-count="8" meta:word-count="508" meta:character-count="3011" meta:non-whitespace-character-count="2508"/>
  </office:meta>
</office:document-meta>
</file>